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6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7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18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2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Assignment_2</text:span></text:p>
      <text:p text:style-name="P2"><text:span text:style-name="T2"/></text:p>
      <text:p text:style-name="P2"><text:span text:style-name="T2">1. Write a Python program to convert kilometers to miles?</text:span></text:p>
      <text:p text:style-name="P2"><text:span text:style-name="T2">Sol.</text:span></text:p>
      <text:p text:style-name="P3"><text:span text:style-name="T3">km = 6</text:span></text:p>
      <text:p text:style-name="P3"><text:span text:style-name="T3">miles = km/1.609</text:span></text:p>
      <text:p text:style-name="P3"><text:span text:style-name="T3">print("Km to miles is : ",miles)</text:span></text:p>
      <text:p text:style-name="P4"><text:span text:style-name="T4"/></text:p>
      <text:p text:style-name="P5"><text:span text:style-name="T5">Km to miles is :<text:s text:c="2"/>3.7290242386575514</text:span></text:p>
      <text:p text:style-name="P5"><text:span text:style-name="T5"/></text:p>
      <text:p text:style-name="P6"><draw:frame text:anchor-type="as-char" svg:width="151.61mm" svg:height="20.11mm" style:rel-width="scale" style:rel-height="scale"><draw:object-ole xlink:href="OleObj1"/><draw:image xlink:href="ObjectReplacements/OleObj1"/></draw:frame><text:span text:style-name="T5"/></text:p>
      <text:p text:style-name="P6"><text:span text:style-name="T5"/></text:p>
      <text:p text:style-name="P6"><text:span text:style-name="T5"/></text:p>
      <text:p text:style-name="P7"><text:span text:style-name="T6">2.Write a Python program to convert Celsius to Fahrenheit?</text:span></text:p>
      <text:p text:style-name="P7"><text:span text:style-name="T6">Sol.</text:span></text:p>
      <text:p text:style-name="P7"><text:span text:style-name="T7">c = 35</text:span></text:p>
      <text:p text:style-name="P7"><text:span text:style-name="T7">f = (9*c/5)+32</text:span></text:p>
      <text:p text:style-name="P7"><text:span text:style-name="T7">print("For Celsius = {} equivalent Fahrenheit = {}".format(c, f))</text:span></text:p>
      <text:p text:style-name="P8"><text:span text:style-name="T8">For Celsius = 35 equivalent Fahrenheit = 95.0</text:span></text:p>
      <text:p text:style-name="P8"><text:span text:style-name="T8"/></text:p>
      <text:p text:style-name="P8"><draw:frame text:anchor-type="as-char" svg:width="139.17mm" svg:height="33.60mm" style:rel-width="scale" style:rel-height="scale"><draw:object-ole xlink:href="OleObj2"/><draw:image xlink:href="ObjectReplacements/OleObj2"/></draw:frame><text:span text:style-name="T8"/></text:p>
      <text:p text:style-name="P8"><text:span text:style-name="T8"/></text:p>
      <text:p text:style-name="P8"><text:span text:style-name="T8">Lets solve one more example let us take C=37</text:span></text:p>
      <text:p text:style-name="P8"><text:span text:style-name="T8"/></text:p>
      <text:p text:style-name="P9"><text:span text:style-name="T9">c = 37</text:span></text:p>
      <text:p text:style-name="P9"><text:span text:style-name="T9">f = (9*c/5)+32</text:span></text:p>
      <text:p text:style-name="P9"><text:span text:style-name="T9">print("For Celsius = {} equivalent Fahrenheit = {}".format(c, f))</text:span></text:p>
      <text:p text:style-name="P10"><draw:frame text:anchor-type="as-char" svg:width="93.93mm" svg:height="23.02mm" style:rel-width="scale" style:rel-height="scale"><draw:object-ole xlink:href="OleObj3"/><draw:image xlink:href="ObjectReplacements/OleObj3"/></draw:frame><text:span text:style-name="T10"/></text:p>
      <text:p text:style-name="P10"><text:span text:style-name="T10"/></text:p>
      <text:p text:style-name="P10"><text:span text:style-name="T10">For Celsius = 37 equivalent Fahrenheit = 98.6</text:span></text:p>
      <text:p text:style-name="P10"><text:span text:style-name="T10"/></text:p>
      <text:p text:style-name="P11"><text:span text:style-name="T11">3. Write a Python program to display calendar?</text:span></text:p>
      <text:p text:style-name="P11"><text:span text:style-name="T11">Sol.</text:span></text:p>
      <text:p text:style-name="P12"><text:span text:style-name="T12">import calendar</text:span></text:p>
      <text:p text:style-name="P12"><text:span text:style-name="T12">year = 2022</text:span></text:p>
      <text:p text:style-name="P12"><text:span text:style-name="T12">month = 12</text:span></text:p>
      <text:p text:style-name="P12"><text:span text:style-name="T12"/></text:p>
      <text:p text:style-name="P13"><text:span text:style-name="T12">print(calendar.month(year,month))</text:span></text:p>
      <text:p text:style-name="P14"><draw:frame text:anchor-type="as-char" svg:width="88.90mm" svg:height="60.59mm" style:rel-width="scale" style:rel-height="scale"><draw:object-ole xlink:href="OleObj4"/><draw:image xlink:href="ObjectReplacements/OleObj4"/></draw:frame><text:span text:style-name="T12"/></text:p>
      <text:p text:style-name="P15"><text:span text:style-name="T13">4. Write a Python program to solve quadratic equation?</text:span></text:p>
      <text:p text:style-name="P15"><text:span text:style-name="T13">Sol.</text:span></text:p>
      <text:p text:style-name="P15"><text:span text:style-name="T14">import math</text:span></text:p>
      <text:p text:style-name="P15"><text:span text:style-name="T14">print("The quadratic equation is ax^2 + bx + c = 0 ")</text:span></text:p>
      <text:p text:style-name="P15"><text:span text:style-name="T14">print("Enter the coefficients a,b and constant c ")</text:span></text:p>
      <text:p text:style-name="P15"><text:span text:style-name="T14">a = int(input("Enter the coeffient a : "))</text:span></text:p>
      <text:p text:style-name="P15"><text:span text:style-name="T14">b = int(input("Enter the coeffient b : "))</text:span></text:p>
      <text:p text:style-name="P15"><text:span text:style-name="T14">c = int(input("Enter the coeffient c : "))</text:span></text:p>
      <text:p text:style-name="P15"><text:span text:style-name="T14">d = b**2-4*a*c</text:span></text:p>
      <text:p text:style-name="P15"><text:span text:style-name="T14">root1 = ((-1*b)+(math.sqrt(d)))/(2*a)</text:span></text:p>
      <text:p text:style-name="P15"><text:span text:style-name="T14">root2 = ((-1*b)-(math.sqrt(d)))/(2*a)</text:span></text:p>
      <text:p text:style-name="P15"><text:span text:style-name="T14">print("\n for quadratic equation {}x^2 + {}x + {}".formy(a,b,c))</text:span></text:p>
      <text:p text:style-name="P15"><text:span text:style-name="T14">print('The solutions are {} and {}'.format(root1,root2))</text:span></text:p>
      <text:p text:style-name="P15"><text:span text:style-name="T15">The quadratic equation is ax^2 + bx + c = 0 </text:span></text:p>
      <text:p text:style-name="P15"><text:span text:style-name="T15">Enter the coefficients a,b and constant c </text:span></text:p>
      <text:p text:style-name="P16"><draw:frame text:anchor-type="as-char" svg:width="137.85mm" svg:height="40.48mm" style:rel-width="scale" style:rel-height="scale"><draw:object-ole xlink:href="OleObj5"/><draw:image xlink:href="ObjectReplacements/OleObj5"/></draw:frame><text:span text:style-name="T16"/></text:p>
      <text:p text:style-name="P17"><text:span text:style-name="T16">import cmath</text:span></text:p>
      <text:p text:style-name="P17"><text:span text:style-name="T16">a = 2</text:span></text:p>
      <text:p text:style-name="P17"><text:span text:style-name="T16">b = 5</text:span></text:p>
      <text:p text:style-name="P17"><text:span text:style-name="T16">c = 10</text:span></text:p>
      <text:p text:style-name="P17"><text:span text:style-name="T16"/></text:p>
      <text:p text:style-name="P17"><text:span text:style-name="T16">d = (b**2) - (4*a*c)</text:span></text:p>
      <text:p text:style-name="P17"><text:span text:style-name="T16"/></text:p>
      <text:p text:style-name="P17"><text:span text:style-name="T16">s1 = (-b-cmath.sqrt(d))/(2*a)</text:span></text:p>
      <text:p text:style-name="P17"><text:span text:style-name="T16">s2 = (-b+cmath.sqrt(d))/(2*a)</text:span></text:p>
      <text:p text:style-name="P17"><text:span text:style-name="T16"/></text:p>
      <text:p text:style-name="P18"><text:span text:style-name="T16">print("Equation ",(s1,s2))</text:span></text:p>
      <text:p text:style-name="P18"><text:span text:style-name="T17">Equation<text:s text:c="2"/>((-1.25-1.8540496217739157j), (-1.25+1.8540496217739157j))</text:span></text:p>
      <text:p text:style-name="P18"><draw:frame text:anchor-type="as-char" svg:width="133.09mm" svg:height="28.05mm" style:rel-width="scale" style:rel-height="scale"><draw:object-ole xlink:href="OleObj6"/><draw:image xlink:href="ObjectReplacements/OleObj6"/></draw:frame><text:span text:style-name="T18"/></text:p>
      <text:p text:style-name="P19"><text:span text:style-name="T19">5. Write a Python program to swap two variables without temp variable?</text:span></text:p>
      <text:p text:style-name="P19"><text:span text:style-name="T19">Sol.</text:span></text:p>
      <text:p text:style-name="P19"><text:span text:style-name="T20">abc1 = 6</text:span></text:p>
      <text:p text:style-name="P19"><text:span text:style-name="T20">abc2 = 4</text:span></text:p>
      <text:p text:style-name="P19"><text:span text:style-name="T20">print('Before swap:\nvar1 = {} and var2 = {}'.format(abc1, abc2))</text:span></text:p>
      <text:p text:style-name="P19"><text:span text:style-name="T20">abc2 = abc1 + abc2</text:span></text:p>
      <text:p text:style-name="P19"><text:span text:style-name="T20">abc1 = abc2 - abc1</text:span></text:p>
      <text:p text:style-name="P19"><text:span text:style-name="T20">abc2 = abc2 - abc1</text:span></text:p>
      <text:p text:style-name="P19"><text:span text:style-name="T20">print('\nAfter swap:\nvar1 = {} and var2 = {}'.format(abc1, abc2))</text:span></text:p>
      <text:p text:style-name="P19"><text:span text:style-name="T20"># var1 = 6</text:span></text:p>
      <text:p text:style-name="P19"><text:span text:style-name="T20"># var2 = 4</text:span></text:p>
      <text:p text:style-name="P19"><text:span text:style-name="T20"># print('Before swap:\nvar1 = {} and var2 = {}'.format(var1, var2))</text:span></text:p>
      <text:p text:style-name="P19"><text:span text:style-name="T20"># var2 = var1 + var2</text:span></text:p>
      <text:p text:style-name="P19"><text:span text:style-name="T20"># var1 = var2 - var1</text:span></text:p>
      <text:p text:style-name="P19"><text:span text:style-name="T20"># var2 = var2 - var1</text:span></text:p>
      <text:p text:style-name="P19"><text:span text:style-name="T20"># print('\nAfter swap:\nvar1 = {} and var2 = {}'.format(var1, var2))</text:span></text:p>
      <text:p text:style-name="P19"><text:span text:style-name="T21">Before swap:</text:span></text:p>
      <text:p text:style-name="P19"><text:span text:style-name="T21">var1 = 6 and var2 = 4</text:span></text:p>
      <text:p text:style-name="P19"><text:span text:style-name="T21">After swap:</text:span></text:p>
      <text:p text:style-name="P19"><text:span text:style-name="T21">var1 = 4 and var2 = 6</text:span></text:p>
      <text:p text:style-name="P20"><draw:frame text:anchor-type="as-char" svg:width="134.94mm" svg:height="51.06mm" style:rel-width="scale" style:rel-height="scale"><draw:object-ole xlink:href="OleObj7"/><draw:image xlink:href="ObjectReplacements/OleObj7"/></draw:frame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1"><text:span text:style-name="T22"/></text:p>
      <text:p text:style-name="P21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